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5000000D613C0E743A07875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7.268cm" fo:margin-left="-0.123cm" style:page-number="auto" table:align="left" style:writing-mode="lr-tb"/>
    </style:style>
    <style:style style:name="Tabla1.A" style:family="table-column">
      <style:table-column-properties style:column-width="11.924cm"/>
    </style:style>
    <style:style style:name="Tabla1.B" style:family="table-column">
      <style:table-column-properties style:column-width="5.345cm"/>
    </style:style>
    <style:style style:name="Tabla1.1" style:family="table-row">
      <style:table-row-properties style:min-row-height="1.132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f1e6b" officeooo:paragraph-rsid="000f1e6b" style:font-size-asian="12pt" style:font-size-complex="12pt"/>
    </style:style>
    <style:style style:name="P3" style:family="paragraph" style:parent-style-name="Standard">
      <style:text-properties fo:font-size="12pt" officeooo:rsid="001950bf" officeooo:paragraph-rsid="001950bf" style:font-size-asian="12pt" style:font-size-complex="12pt"/>
    </style:style>
    <style:style style:name="P4" style:family="paragraph" style:parent-style-name="Standard">
      <style:text-properties style:text-position="sub 58%"/>
    </style:style>
    <style:style style:name="P5" style:family="paragraph" style:parent-style-name="Standard">
      <style:text-properties style:text-underline-style="solid" style:text-underline-width="auto" style:text-underline-color="font-color" officeooo:rsid="000d8e46" officeooo:paragraph-rsid="000d8e46"/>
    </style:style>
    <style:style style:name="P6" style:family="paragraph" style:parent-style-name="Standard">
      <style:text-properties officeooo:rsid="000d8e46" officeooo:paragraph-rsid="000d8e46"/>
    </style:style>
    <style:style style:name="P7" style:family="paragraph" style:parent-style-name="Standard">
      <style:text-properties officeooo:rsid="000f1e6b" officeooo:paragraph-rsid="000f1e6b"/>
    </style:style>
    <style:style style:name="P8" style:family="paragraph" style:parent-style-name="Standard">
      <style:text-properties officeooo:paragraph-rsid="000f1e6b"/>
    </style:style>
    <style:style style:name="P9" style:family="paragraph" style:parent-style-name="Standard">
      <style:text-properties officeooo:rsid="0010b88f" officeooo:paragraph-rsid="0010b88f"/>
    </style:style>
    <style:style style:name="P10" style:family="paragraph" style:parent-style-name="Standard">
      <style:paragraph-properties fo:margin-top="0cm" fo:margin-bottom="0.212cm" loext:contextual-spacing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212cm" loext:contextual-spacing="false"/>
      <style:text-properties fo:font-size="8pt" style:font-size-asian="8pt"/>
    </style:style>
    <style:style style:name="P13" style:family="paragraph" style:parent-style-name="Standard">
      <style:paragraph-properties fo:margin-left="0cm" fo:margin-right="-1.408cm" fo:margin-top="0cm" fo:margin-bottom="0cm" loext:contextual-spacing="false" fo:text-align="start" style:justify-single-word="false" fo:text-indent="0cm" style:auto-text-indent="false">
        <style:tab-stops>
          <style:tab-stop style:position="2.351cm"/>
        </style:tab-stops>
      </style:paragraph-properties>
      <style:text-properties fo:color="#000000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.351cm"/>
        </style:tab-stops>
      </style:paragraph-properties>
      <style:text-properties fo:color="#000000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.54cm"/>
        </style:tab-stops>
      </style:paragraph-properties>
      <style:text-properties fo:color="#000000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margin-left="0cm" fo:margin-right="-2.159cm" fo:margin-top="0cm" fo:margin-bottom="0cm" loext:contextual-spacing="false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17" style:family="paragraph" style:parent-style-name="Footer">
      <style:paragraph-properties fo:margin-top="0cm" fo:margin-bottom="0.212cm" loext:contextual-spacing="false" fo:text-align="start" style:justify-single-word="false">
        <style:tab-stops>
          <style:tab-stop style:position="9.208cm" style:type="center"/>
        </style:tab-stops>
      </style:paragraph-properties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38b6" style:font-size-asian="12pt" style:font-size-complex="12pt"/>
    </style:style>
    <style:style style:name="T4" style:family="text">
      <style:text-properties fo:color="#808080" style:font-size-complex="10pt"/>
    </style:style>
    <style:style style:name="T5" style:family="text">
      <style:text-properties fo:color="#000000" fo:font-size="12pt" fo:font-weight="bold" style:font-size-asian="12pt" style:font-weight-asian="bold" style:font-name-complex="Arial" style:font-size-complex="12pt"/>
    </style:style>
    <style:style style:name="T6" style:family="text">
      <style:text-properties fo:text-transform="uppercase" fo:color="#000000" fo:font-size="22pt" fo:font-weight="bold" style:font-size-asian="22pt" style:font-weight-asian="bold" style:font-name-complex="Arial" style:font-size-complex="22pt"/>
    </style:style>
    <style:style style:name="T7" style:family="text">
      <style:text-properties fo:text-transform="uppercase" fo:color="#000000" fo:font-size="12pt" fo:font-weight="bold" style:letter-kerning="true" style:font-size-asian="12pt" style:font-weight-asian="bold" style:font-name-complex="Arial" style:font-size-complex="12pt"/>
    </style:style>
    <style:style style:name="T8" style:family="text">
      <style:text-properties officeooo:rsid="000c7509"/>
    </style:style>
    <style:style style:name="T9" style:family="text">
      <style:text-properties officeooo:rsid="000f1e6b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4cm" fo:border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3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Nombre: <text:span text:style-name="T8">Ignacio Eduardo</text:span></text:p>
          </table:table-cell>
          <table:table-cell table:style-name="Tabla1.A1" office:value-type="string">
            <text:p text:style-name="P11">Fecha: <text:span text:style-name="T8">7/11/2019</text:span></text:p>
          </table:table-cell>
        </table:table-row>
        <table:table-row table:style-name="Tabla1.1">
          <table:table-cell table:style-name="Tabla1.A2" office:value-type="string">
            <text:p text:style-name="P11">Apellidos: <text:span text:style-name="T8">Loyola Delgado</text:span></text:p>
          </table:table-cell>
          <table:table-cell table:style-name="Tabla1.A2" office:value-type="string">
            <text:p text:style-name="P11">Curso: <text:span text:style-name="T8">1º DAM</text:span></text:p>
          </table:table-cell>
        </table:table-row>
      </table:table>
      <text:h text:style-name="Heading_20_1" text:outline-level="1">Actividades complementarias</text:h>
      <text:h text:style-name="Heading_20_3" text:outline-level="3">¿Dónde encuadrarías los sistemas operativos en red? ¿Monousuario o multiusuario?</text:h>
      <text:p text:style-name="P5">Multiusuario, porque lo pueden usar varias pesonas.</text:p>
      <text:h text:style-name="Heading_20_3" text:outline-level="3">¿En un SOMU, cada usuario puede ejecutar el software de aplicación que desee o tienen que utilizar todos el mismo?</text:h>
      <text:p text:style-name="P6">Cada uno puede ejecutar la aplicación que necesite <text:s/>siempre que tenga los permisos</text:p>
      <text:h text:style-name="Heading_20_3" text:outline-level="3">¿Cuál es el componente electrónico por excelencia de la primera generación de ordenadores?</text:h>
      <text:p text:style-name="P6">Las valvulas de vacío</text:p>
      <text:h text:style-name="Heading_20_3" text:outline-level="3">¿Cuál es el descubrimiento hardware que provoca el paso a la segunda generación?</text:h>
      <text:p text:style-name="P6">El transistor</text:p>
      <text:h text:style-name="Heading_20_3" text:outline-level="3">¿En qué generación aparecen los SOMU?</text:h>
      <text:p text:style-name="P6">Tercera</text:p>
      <text:h text:style-name="Heading_20_3" text:outline-level="3">¿En qué generación llegaron los ordenadores a las casas particulares y para un uso personal?</text:h>
      <text:p text:style-name="P6">En la cuarta generación.</text:p>
      <text:h text:style-name="Heading_20_3" text:outline-level="3">¿Qué son los servicios de un sistema operativo?</text:h>
      <text:p text:style-name="P6">Un proceso ejecutandose en segundo plano.</text:p>
      <text:h text:style-name="Heading_20_3" text:outline-level="3">¿Qué es el BCP (bloque de control de procesos)? ¿Por qué es necesario?</text:h>
      <text:p text:style-name="P6">Es una estructura de datos*(Examen) donde cada proceso almacena su información, y reserva su espacio de memoria para ese proceso exclusivamente, Es necesario para controlar los procesos.</text:p>
      <text:h text:style-name="Heading_20_3" text:outline-level="3">¿Cuál es el circuito integrado de la placa base que se encarga de la comunicación entre los diferentes componentes?</text:h>
      <text:p text:style-name="P6">Chipset. Antiguo puerte norte, puente sur.</text:p>
      <text:h text:style-name="Heading_20_3" text:outline-level="3">¿Cuáles son los cuatro niveles de un sistema operativo?</text:h>
      <text:p text:style-name="P7">Nivel núcleo/kernel, nivel ejecutivo, nivel supervisor, nivel usuario.</text:p>
      <text:h text:style-name="Heading_20_3" text:outline-level="3">¿Qué es el procesamiento por lotes?</text:h>
      <text:p text:style-name="P7">Un sistema de explotación de los ordenadores, segunda generación, donde la máquina se le asignaba a la máquina una serie de tareas o secuencia de instrucciones a ejecutar.</text:p>
      <text:p text:style-name="P4"/>
      <text:h text:style-name="Heading_20_1" text:outline-level="1"><text:soft-page-break/>Actividades de refuerzo</text:h>
      <text:h text:style-name="Heading_20_3" text:outline-level="3">El aprovechamiento de los recursos hardware en un sistema multiusuario (SOMU), ¿es mejor o peor?</text:h>
      <text:p text:style-name="P7">Es mejor, porque se utilizan todos los recursos hardware con mayor eficiencia.</text:p>
      <text:h text:style-name="Heading_20_3" text:outline-level="3">Pon algunos ejemplos de servicios que esté ofreciendo tu ordenador en estos momentos.</text:h>
      <text:p text:style-name="P2">mate-settings-d</text:p>
      <text:h text:style-name="Heading_20_3" text:outline-level="3">Tu ordenador, ¿piensas que es multitarea o monotarea? Razona la respuesta.</text:h>
      <text:p text:style-name="P8"><text:span text:style-name="T9">Multitarea, no existen SO actuales que sean monotarea.</text:span></text:p>
      <text:p text:style-name="P1"/>
      <text:h text:style-name="Heading_20_1" text:outline-level="1">Actividades de ampliación</text:h>
      <text:p text:style-name="Standard"/>
      <text:h text:style-name="Heading_20_3" text:outline-level="3">En las computadoras de la primera generación, al carecer de sistema operativo, ¿se podían ejecutar aplicaciones?</text:h>
      <text:p text:style-name="P9">No, (no va al examen).</text:p>
      <text:h text:style-name="Heading_20_3" text:outline-level="3">¿Es necesaria la memoria virtual?</text:h>
      <text:p text:style-name="P9">Mejora el rendimiento pero no es necesaria. Nos permite ejecutar aplicaciones de gran tamaño que exceden la mamoria RAM.</text:p>
      <text:h text:style-name="Heading_20_3" text:outline-level="3">¿Para qué se utilizan las máquinas virtuales?</text:h>
      <text:p text:style-name="P9">Para encubrir las pecularidades del hardware y emular otros hardware y SO de otras máquinas que no podemos.</text:p>
      <text:h text:style-name="Heading_20_3" text:outline-level="3">Un ordenador denominado “quad core”, ¿es monoprocesador o multiprocesador?</text:h>
      <text:p text:style-name="P9">Monoprocesador. (Leer bien)</text:p>
      <text:p text:style-name="P1"/>
      <text:h text:style-name="Heading_20_1" text:outline-level="1">Actividades de investigación</text:h>
      <text:h text:style-name="Heading_20_3" text:outline-level="3">Buscar algún proyecto en el que se estén utilizando sistemas operativos en red para llegar a algún objetivo.</text:h>
      <text:p text:style-name="Standard"/>
      <text:p text:style-name="P3">Bitcoi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line-height="0.635cm" fo:text-align="center" style:justify-single-word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41cm" loext:contextual-spacing="false" fo:line-height="0.564cm" fo:text-align="start" style:justify-single-word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071cm" loext:contextual-spacing="false" fo:line-height="0.494cm" fo:text-align="start" style:justify-single-word="false" fo:keep-with-next="always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Índice_20_4" style:display-name="Índice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Índice_20_5" style:display-name="Índice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Índice_20_6" style:display-name="Índice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Índice_20_7" style:display-name="Índice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Índice_20_8" style:display-name="Índice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Índice_20_9" style:display-name="Índice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uente_20_de_20_párrafo_20_predeter." style:display-name="Fuente de párrafo predeter." style:family="text"/>
    <style:style style:name="Título_20_2_20_Car" style:display-name="Título 2 Car" style:family="text"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Título_20_1_20_Car" style:display-name="Título 1 Car" style:family="text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408cm" fo:margin-top="0cm" fo:margin-bottom="0cm" loext:contextual-spacing="false" fo:text-align="start" style:justify-single-word="false" fo:text-indent="0cm" style:auto-text-indent="false">
        <style:tab-stops>
          <style:tab-stop style:position="2.351cm"/>
        </style:tab-stops>
      </style:paragraph-properties>
      <style:text-properties fo:color="#000000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MP2" style:family="paragraph" style:parent-style-name="Standard">
      <style:paragraph-properties fo:margin-top="0cm" fo:margin-bottom="0.212cm" loext:contextual-spacing="false"/>
      <style:text-properties fo:font-size="8pt" style:font-size-asian="8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.351cm"/>
        </style:tab-stops>
      </style:paragraph-properties>
      <style:text-properties fo:color="#000000" fo:font-size="12pt" fo:language="none" fo:country="none" fo:font-weight="bold" style:font-size-asian="12pt" style:language-asian="none" style:country-asian="none" style:font-weight-asian="bold" style:font-name-complex="Arial" style:font-size-complex="12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.54cm"/>
        </style:tab-stops>
      </style:paragraph-properties>
      <style:text-properties fo:color="#000000" fo:font-size="12pt" fo:font-weight="bold" style:font-size-asian="12pt" style:font-weight-asian="bold" style:font-name-complex="Arial" style:font-size-complex="12pt"/>
    </style:style>
    <style:style style:name="MP5" style:family="paragraph" style:parent-style-name="Standard">
      <style:paragraph-properties fo:margin-left="0cm" fo:margin-right="-2.159cm" fo:margin-top="0cm" fo:margin-bottom="0cm" loext:contextual-spacing="false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 style:parent-style-name="Footer">
      <style:paragraph-properties fo:margin-top="0cm" fo:margin-bottom="0.212cm" loext:contextual-spacing="false" fo:text-align="start" style:justify-single-word="false">
        <style:tab-stops>
          <style:tab-stop style:position="9.208cm" style:type="center"/>
        </style:tab-stops>
      </style:paragraph-properties>
    </style:style>
    <style:style style:name="MT1" style:family="text">
      <style:text-properties fo:text-transform="uppercase" fo:color="#000000" fo:font-size="22pt" fo:font-weight="bold" style:font-size-asian="22pt" style:font-weight-asian="bold" style:font-name-complex="Arial" style:font-size-complex="22pt"/>
    </style:style>
    <style:style style:name="MT2" style:family="text">
      <style:text-properties fo:text-transform="uppercase" fo:color="#000000" fo:font-size="12pt" fo:font-weight="bold" style:letter-kerning="true" style:font-size-asian="12pt" style:font-weight-asian="bold" style:font-name-complex="Arial" style:font-size-complex="12pt"/>
    </style:style>
    <style:style style:name="MT3" style:family="text">
      <style:text-properties fo:color="#808080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4cm" fo:border="none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svg:stroke-opacity="3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cm" fo:margin-bottom="1.199cm" fo:margin-left="1.905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801cm" fo:margin-top="1.7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char" svg:x="0.501cm" svg:y="0.778cm" svg:width="2.316cm" svg:height="1.586cm" draw:z-index="1"><draw:text-box><text:p text:style-name="MP2"/></draw:text-box></draw:frame><draw:frame draw:style-name="Mfr2" draw:name="Imagen1" text:anchor-type="char" svg:x="-2.046cm" svg:y="0.035cm" svg:width="4.126cm" svg:height="2.715cm" draw:z-index="3"><draw:image xlink:href="Pictures/1000000000000145000000D613C0E743A0787566.png" xlink:type="simple" xlink:show="embed" xlink:actuate="onLoad" loext:mime-type="image/png"/></draw:frame></text:p>
        <text:p text:style-name="MP3"/>
        <text:p text:style-name="MP4"/>
        <text:p text:style-name="MP5"><draw:line text:anchor-type="char" draw:z-index="5" draw:style-name="Mgr1" draw:text-style-name="MP6" svg:x1="0.318cm" svg:y1="0.905cm" svg:x2="15.241cm" svg:y2="0.905cm"><text:p/></draw:line><text:span text:style-name="MT1"><text:tab/>Ud. 5 </text:span><text:span text:style-name="MT2">Fundamentos de los SO</text:span></text:p>
      </style:header>
      <style:footer>
        <text:p text:style-name="MP7"><text:span text:style-name="MT3">Sistemas Informáticos<text:tab/></text:span><text:span text:style-name="MT3"><text:page-number text:select-page="current">1</text:page-number></text:span><text:span text:style-name="MT3">-</text:span><text:span text:style-name="MT3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f gsd gf gf gf sdgwd gwd gg asg awt sa gfas gfa sg asrt as fas dfa srta ser ase frs f ser aser s f ase rs r ser se ra se4 as3</dc:title>
    <meta:initial-creator>javier_aguilera</meta:initial-creator>
    <meta:creation-date>2017-11-12T23:08:00</meta:creation-date>
    <dc:date>2019-11-07T11:59:12.475788103</dc:date>
    <meta:print-date>2017-11-12T23:08:00</meta:print-date>
    <meta:editing-cycles>10</meta:editing-cycles>
    <meta:editing-duration>PT14M21S</meta:editing-duration>
    <meta:generator>LibreOffice/6.0.7.3$Linux_X86_64 LibreOffice_project/00m0$Build-3</meta:generator>
    <meta:document-statistic meta:table-count="1" meta:image-count="1" meta:object-count="0" meta:page-count="2" meta:paragraph-count="48" meta:word-count="430" meta:character-count="2813" meta:non-whitespace-character-count="2429"/>
  </office:meta>
</office:document-meta>
</file>